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05cm" draw:marker-end="" draw:marker-end-width="0.254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576cm" svg:height="1.117cm" svg:x="8.413cm" svg:y="11.8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ircle draw:style-name="gr2" draw:text-style-name="P1" draw:layer="layout" svg:width="5.715cm" svg:height="5.714cm" svg:x="10.51cm" svg:y="10.118cm">
          <text:p/>
        </draw:circle>
        <draw:circle draw:style-name="gr2" draw:text-style-name="P1" draw:layer="layout" svg:width="3.81cm" svg:height="3.81cm" svg:x="11.443cm" svg:y="11.053cm">
          <text:p/>
        </draw:circle>
        <draw:line draw:style-name="gr3" draw:text-style-name="P1" draw:layer="layout" svg:x1="13.379cm" svg:y1="13.293cm" svg:x2="14.878cm" svg:y2="11.053cm">
          <text:p/>
        </draw:line>
        <draw:line draw:style-name="gr3" draw:text-style-name="P1" draw:layer="layout" svg:x1="13.379cm" svg:y1="13.293cm" svg:x2="15.681cm" svg:y2="13.928cm">
          <text:p/>
        </draw:line>
        <draw:line draw:style-name="gr4" draw:text-style-name="P1" draw:layer="layout" svg:x1="15.253cm" svg:y1="12.658cm" svg:x2="14.452cm" svg:y2="13.01cm">
          <text:p/>
        </draw:line>
        <draw:line draw:style-name="gr4" draw:text-style-name="P1" draw:layer="layout" svg:x1="16.343cm" svg:y1="12.255cm" svg:x2="17.238cm" svg:y2="11.923cm">
          <text:p/>
        </draw:line>
        <draw:frame draw:style-name="gr1" draw:layer="layout" svg:width="1.525cm" svg:height="1.117cm" svg:x="17.238cm" svg:y="12.1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" draw:layer="layout" svg:x1="14.925cm" svg:y1="16.111cm" svg:x2="14.029cm" svg:y2="13.093cm">
          <text:p/>
        </draw:line>
        <draw:frame draw:style-name="gr1" draw:layer="layout" svg:width="1.971cm" svg:height="1.204cm" svg:x="14.418cm" svg:y="16.09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draw:layer="layout" svg:width="3.81cm" svg:height="1.27cm" svg:x="11.588cm" svg:y="8.178cm">
          <draw:text-box>
            <text:p text:style-name="P2"><text:span text:style-name="T1">Cylindrical</text:span></text:p>
          </draw:text-box>
        </draw:frame>
        <draw:rect draw:style-name="gr7" draw:text-style-name="P1" draw:layer="layout" svg:width="3.81cm" svg:height="3.175cm" svg:x="4.403cm" svg:y="10.753cm">
          <text:p/>
        </draw:rect>
        <draw:frame draw:style-name="gr6" draw:text-style-name="P2" draw:layer="layout" svg:width="3.81cm" svg:height="1.27cm" svg:x="4.638cm" svg:y="8.348cm">
          <draw:text-box>
            <text:p text:style-name="P2"><text:span text:style-name="T1">Cartesian</text:span></text:p>
          </draw:text-box>
        </draw:frame>
        <draw:frame draw:style-name="gr1" draw:layer="layout" svg:width="1.576cm" svg:height="1.117cm" svg:x="5.418cm" svg:y="14.563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593cm" fo:margin-bottom="0.639cm" fo:margin-left="0.593cm" fo:margin-right="0.63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Thor</meta:initial-creator>
    <meta:creation-date>2006-09-22T13:44:36</meta:creation-date>
    <dc:creator>Thor</dc:creator>
    <dc:date>2006-09-22T14:37:27</dc:date>
    <dc:language>en-US</dc:language>
    <meta:editing-cycles>4</meta:editing-cycles>
    <meta:editing-duration>PT52M5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ds</math:mi>
      <math:mi>'</math:mi>
    </math:mrow>
    <math:annotation math:encoding="StarMath 5.0">ds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</math:mo>
      <math:mi>'</math:mi>
    </math:mrow>
    <math:annotation math:encoding="StarMath 5.0">d%phi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dx</math:mi>
      <math:mi>'</math:mi>
    </math:mrow>
    <math:annotation math:encoding="StarMath 5.0">dx'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dy</math:mi>
      <math:mi>'</math:mi>
    </math:mrow>
    <math:annotation math:encoding="StarMath 5.0">dy'</math:annotation>
  </math:semantics>
</math:math>
</file>